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ext-properties fo:color="#000000" style:font-name="Times New Roman" style:font-name-asian="Times New Roman" style:font-name-complex="Times New Roman" fo:font-size="6pt" style:font-size-asian="6pt" style:font-size-complex="6pt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fo:font-size="6pt" style:font-size-asian="6pt" style:font-size-complex="6pt" style:font-family-generic="roma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90020833333333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15.5045833333333cm"/>
    </style:style>
    <style:style style:name="co4" style:family="table-column">
      <style:table-column-properties fo:break-before="auto" style:column-width="8.67833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olumna3</text:p>
          </table:table-cell>
          <table:table-cell office:value-type="string" table:style-name="ce1">
            <text:p>Columna1</text:p>
          </table:table-cell>
          <table:table-cell office:value-type="string" table:style-name="ce2">
            <text:p>Columna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har</text:p>
          </table:table-cell>
          <table:table-cell office:value-type="string" table:style-name="ce1">
            <text:p>encontrar</text:p>
          </table:table-cell>
          <table:table-cell office:value-type="string" table:style-name="ce2">
            <text:p>8,5 / 44,6 / 60,4 / 78,13 /104,1 / 75,5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çougue</text:p>
          </table:table-cell>
          <table:table-cell office:value-type="string" table:style-name="ce1">
            <text:p>mercado</text:p>
          </table:table-cell>
          <table:table-cell office:value-type="float" office:value="120.13" table:style-name="ce2">
            <text:p>120,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ubar</text:p>
          </table:table-cell>
          <table:table-cell office:value-type="string" table:style-name="ce1">
            <text:p>conseguir, pergeñar</text:p>
          </table:table-cell>
          <table:table-cell office:value-type="float" office:value="38.6" table:style-name="ce2">
            <text:p>38,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ur</text:p>
          </table:table-cell>
          <table:table-cell office:value-type="string" table:style-name="ce1">
            <text:p>difícilmente</text:p>
          </table:table-cell>
          <table:table-cell office:value-type="float" office:value="46.1" table:style-name="ce2">
            <text:p>46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iña</text:p>
          </table:table-cell>
          <table:table-cell office:value-type="string" table:style-name="ce1">
            <text:p>rápido</text:p>
          </table:table-cell>
          <table:table-cell office:value-type="float" office:value="18.260000000000002" table:style-name="ce2">
            <text:p>18,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fola</text:p>
          </table:table-cell>
          <table:table-cell office:value-type="string" table:style-name="ce1">
            <text:p>manto o vestido de gran precio</text:p>
          </table:table-cell>
          <table:table-cell office:value-type="float" office:value="10.1" table:style-name="ce2">
            <text:p>10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ho</text:p>
          </table:table-cell>
          <table:table-cell office:value-type="string" table:style-name="ce1">
            <text:p>ajo</text:p>
          </table:table-cell>
          <table:table-cell office:value-type="float" office:value="10.1" table:style-name="ce2">
            <text:p>10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hur</text:p>
          </table:table-cell>
          <table:table-cell office:value-type="string" table:style-name="ce1">
            <text:p>lejos, en otro sitio</text:p>
          </table:table-cell>
          <table:table-cell office:value-type="string" table:style-name="ce2">
            <text:p>104,1 / 25,13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ongar</text:p>
          </table:table-cell>
          <table:table-cell office:value-type="string" table:style-name="ce1">
            <text:p>alejar</text:p>
          </table:table-cell>
          <table:table-cell office:value-type="float" office:value="25.13" table:style-name="ce2">
            <text:p>25,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deiro</text:p>
          </table:table-cell>
          <table:table-cell office:value-type="string" table:style-name="ce1">
            <text:p>artero</text:p>
          </table:table-cell>
          <table:table-cell office:value-type="float" office:value="10.1" table:style-name="ce2">
            <text:p>10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sanhar</text:p>
          </table:table-cell>
          <table:table-cell office:value-type="string" table:style-name="ce1">
            <text:p>enojarse, enfurecerse</text:p>
          </table:table-cell>
          <table:table-cell office:value-type="float" office:value="77.150000000000006" table:style-name="ce2">
            <text:p>77,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er (v.)</text:p>
          </table:table-cell>
          <table:table-cell office:value-type="string" table:style-name="ce1">
            <text:p>tener</text:p>
          </table:table-cell>
          <table:table-cell office:value-type="string" table:style-name="ce2">
            <text:p>44,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fordar</text:p>
          </table:table-cell>
          <table:table-cell office:value-type="string" table:style-name="ce1">
            <text:p>chocar lanzas</text:p>
          </table:table-cell>
          <table:table-cell office:value-type="float" office:value="18.260000000000002" table:style-name="ce2">
            <text:p>18,2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araça</text:p>
          </table:table-cell>
          <table:table-cell office:value-type="string" table:style-name="ce1">
            <text:p>cuerda</text:p>
          </table:table-cell>
          <table:table-cell office:value-type="float" office:value="66.7" table:style-name="ce2">
            <text:p>66,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atar</text:p>
          </table:table-cell>
          <table:table-cell office:value-type="string" table:style-name="ce1">
            <text:p>negociar, mercar, comprar</text:p>
          </table:table-cell>
          <table:table-cell office:value-type="float" office:value="2.13" table:style-name="ce2">
            <text:p>2,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nil</text:p>
          </table:table-cell>
          <table:table-cell office:value-type="string" table:style-name="ce1">
            <text:p>raza de halcón, de vuelo débil</text:p>
          </table:table-cell>
          <table:table-cell office:value-type="float" office:value="18.25" table:style-name="ce2">
            <text:p>18,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lafre</text:p>
          </table:table-cell>
          <table:table-cell office:value-type="string" table:style-name="ce1">
            <text:p>tipo de águila</text:p>
          </table:table-cell>
          <table:table-cell office:value-type="float" office:value="63.5" table:style-name="ce2">
            <text:p>63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puesto que, porque</text:p>
          </table:table-cell>
          <table:table-cell office:value-type="string" table:style-name="ce4">
            <text:p>8,5 / 11,1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jon</text:p>
          </table:table-cell>
          <table:table-cell office:value-type="string" table:style-name="ce1">
            <text:p>desgracia, desastre</text:p>
          </table:table-cell>
          <table:table-cell office:value-type="float" office:value="2.12" table:style-name="ce2">
            <text:p>2,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año</text:p>
          </table:table-cell>
          <table:table-cell office:value-type="string" table:style-name="ce1">
            <text:p>grande</text:p>
          </table:table-cell>
          <table:table-cell office:value-type="float" office:value="114.13" table:style-name="ce2">
            <text:p>114,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elo</text:p>
          </table:table-cell>
          <table:table-cell office:value-type="string" table:style-name="ce1">
            <text:p>capacete</text:p>
          </table:table-cell>
          <table:table-cell office:value-type="float" office:value="10.1" table:style-name="ce2">
            <text:p>10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naçal</text:p>
          </table:table-cell>
          <table:table-cell office:value-type="string" table:style-name="ce1">
            <text:p>carnicero</text:p>
          </table:table-cell>
          <table:table-cell office:value-type="float" office:value="63.5" table:style-name="ce2">
            <text:p>63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ar</text:p>
          </table:table-cell>
          <table:table-cell office:value-type="string" table:style-name="ce1">
            <text:p>mirar</text:p>
          </table:table-cell>
          <table:table-cell office:value-type="float" office:value="96.5" table:style-name="ce2">
            <text:p>96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bola</text:p>
          </table:table-cell>
          <table:table-cell office:value-type="string" table:style-name="ce1">
            <text:p>cebolla</text:p>
          </table:table-cell>
          <table:table-cell office:value-type="float" office:value="10.1" table:style-name="ce2">
            <text:p>10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do</text:p>
          </table:table-cell>
          <table:table-cell office:value-type="string" table:style-name="ce1">
            <text:p>pronto, temprano</text:p>
          </table:table-cell>
          <table:table-cell office:value-type="string" table:style-name="ce2">
            <text:p>2,20 / 6,6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ndal</text:p>
          </table:table-cell>
          <table:table-cell office:value-type="string" table:style-name="ce1">
            <text:p>tejido fino de seda</text:p>
          </table:table-cell>
          <table:table-cell office:value-type="float" office:value="95.1" table:style-name="ce2">
            <text:p>95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vadeira</text:p>
          </table:table-cell>
          <table:table-cell office:value-type="string" table:style-name="ce1">
            <text:p>comedero que se ata al hocico de los caballos</text:p>
          </table:table-cell>
          <table:table-cell office:value-type="float" office:value="64.11" table:style-name="ce2">
            <text:p>64,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rar</text:p>
          </table:table-cell>
          <table:table-cell office:value-type="string" table:style-name="ce1">
            <text:p>llorar</text:p>
          </table:table-cell>
          <table:table-cell office:value-type="string" table:style-name="ce2">
            <text:p>104,1 / 125,22 / 22,3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us</text:p>
          </table:table-cell>
          <table:table-cell office:value-type="string" table:style-name="ce1">
            <text:p>más</text:p>
          </table:table-cell>
          <table:table-cell office:value-type="float" office:value="13.2" table:style-name="ce1">
            <text:p>13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nger</text:p>
          </table:table-cell>
          <table:table-cell office:value-type="string" table:style-name="ce1">
            <text:p>ceñir</text:p>
          </table:table-cell>
          <table:table-cell office:value-type="float" office:value="128.4" table:style-name="ce2">
            <text:p>128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tolar</text:p>
          </table:table-cell>
          <table:table-cell office:value-type="string" table:style-name="ce1">
            <text:p>tocar la cítola, instrumento cordófono</text:p>
          </table:table-cell>
          <table:table-cell office:value-type="string" table:style-name="ce2">
            <text:p>70,28 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ita</text:p>
          </table:table-cell>
          <table:table-cell office:value-type="string" table:style-name="ce1">
            <text:p>pena, dolor</text:p>
          </table:table-cell>
          <table:table-cell office:value-type="string" table:style-name="ce2">
            <text:p>44,6 / 60,4 / 7,3 / 40,8 / 125,22 / 70,9 / 25,124 / 6,6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itado</text:p>
          </table:table-cell>
          <table:table-cell office:value-type="string" table:style-name="ce1">
            <text:p>atormentado, dolorido, en pena (de amor)</text:p>
          </table:table-cell>
          <table:table-cell office:value-type="float" office:value="35.200000000000003" table:style-name="ce2">
            <text:p>35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itelo</text:p>
          </table:table-cell>
          <table:table-cell office:value-type="string" table:style-name="ce1">
            <text:p>cuchillo</text:p>
          </table:table-cell>
          <table:table-cell office:value-type="float" office:value="2.12" table:style-name="ce2">
            <text:p>2,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celho (en concelho)</text:p>
          </table:table-cell>
          <table:table-cell office:value-type="string" table:style-name="ce1">
            <text:p>en público</text:p>
          </table:table-cell>
          <table:table-cell office:value-type="float" office:value="13.2" table:style-name="ce2">
            <text:p>13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</text:p>
          </table:table-cell>
          <table:table-cell office:value-type="string" table:style-name="ce1">
            <text:p>vagina</text:p>
          </table:table-cell>
          <table:table-cell office:value-type="float" office:value="2.13" table:style-name="ce5">
            <text:p>2,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</text:p>
          </table:table-cell>
          <table:table-cell office:value-type="string" table:style-name="ce1">
            <text:p>vagina</text:p>
          </table:table-cell>
          <table:table-cell office:value-type="float" office:value="77.099999999999994" table:style-name="ce2">
            <text:p>77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elhar</text:p>
          </table:table-cell>
          <table:table-cell office:value-type="string" table:style-name="ce1">
            <text:p>aconsejar</text:p>
          </table:table-cell>
          <table:table-cell office:value-type="string" table:style-name="ce2">
            <text:p>106,4 / 63,21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vusc' / convusco</text:p>
          </table:table-cell>
          <table:table-cell office:value-type="string" table:style-name="ce1">
            <text:p>con usted</text:p>
          </table:table-cell>
          <table:table-cell office:value-type="float" office:value="115.1" table:style-name="ce2">
            <text:p>115,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s</text:p>
          </table:table-cell>
          <table:table-cell office:value-type="string" table:style-name="ce1">
            <text:p>cuerpo, especialmente en paños menores (em cós)</text:p>
          </table:table-cell>
          <table:table-cell office:value-type="float" office:value="66.7" table:style-name="ce2">
            <text:p>66,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secer</text:p>
          </table:table-cell>
          <table:table-cell office:value-type="string" table:style-name="ce1">
            <text:p>censurar, criticar</text:p>
          </table:table-cell>
          <table:table-cell office:value-type="float" office:value="14.2" table:style-name="ce2">
            <text:p>14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sida</text:p>
          </table:table-cell>
          <table:table-cell office:value-type="string" table:style-name="ce1">
            <text:p>prudente</text:p>
          </table:table-cell>
          <table:table-cell office:value-type="float" office:value="14.2" table:style-name="ce2">
            <text:p>14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simento</text:p>
          </table:table-cell>
          <table:table-cell office:value-type="string" table:style-name="ce1">
            <text:p>discreción, buen juicio</text:p>
          </table:table-cell>
          <table:table-cell office:value-type="float" office:value="115.6" table:style-name="ce2">
            <text:p>115,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vilheira</text:p>
          </table:table-cell>
          <table:table-cell office:value-type="string" table:style-name="ce1">
            <text:p>criada / alcahueta</text:p>
          </table:table-cell>
          <table:table-cell office:value-type="float" office:value="2.9" table:style-name="ce2">
            <text:p>2,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star</text:p>
          </table:table-cell>
          <table:table-cell office:value-type="string" table:style-name="ce1">
            <text:p>capar</text:p>
          </table:table-cell>
          <table:table-cell office:value-type="float" office:value="43.4" table:style-name="ce2">
            <text:p>43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idar</text:p>
          </table:table-cell>
          <table:table-cell office:value-type="string" table:style-name="ce1">
            <text:p>pensar, juzgar</text:p>
          </table:table-cell>
          <table:table-cell office:value-type="string" table:style-name="ce2">
            <text:p>44,6 / 78,13 / 150,3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u</text:p>
          </table:table-cell>
          <table:table-cell office:value-type="string" table:style-name="ce1">
            <text:p>culo</text:p>
          </table:table-cell>
          <table:table-cell office:value-type="float" office:value="121.8" table:style-name="ce2">
            <text:p>121,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quén</text:p>
          </table:table-cell>
          <table:table-cell office:value-type="string" table:style-name="ce1">
            <text:p>de aquí</text:p>
          </table:table-cell>
          <table:table-cell office:value-type="float" office:value="2.13" table:style-name="ce2">
            <text:p>2,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mo</text:p>
          </table:table-cell>
          <table:table-cell office:value-type="string" table:style-name="ce1">
            <text:p>diablo, demonio</text:p>
          </table:table-cell>
          <table:table-cell office:value-type="float" office:value="50.2" table:style-name="ce2">
            <text:p>50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conortado</text:p>
          </table:table-cell>
          <table:table-cell office:value-type="string" table:style-name="ce1">
            <text:p>desanimado, desconsolado</text:p>
          </table:table-cell>
          <table:table-cell office:value-type="float" office:value="104.1" table:style-name="ce2">
            <text:p>104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emparar</text:p>
          </table:table-cell>
          <table:table-cell office:value-type="string" table:style-name="ce1">
            <text:p>descorazonar / desamparar</text:p>
          </table:table-cell>
          <table:table-cell office:value-type="string" table:style-name="ce4">
            <text:p>8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sinar</text:p>
          </table:table-cell>
          <table:table-cell office:value-type="string" table:style-name="ce1">
            <text:p>designar, describir, dar señales de alguien</text:p>
          </table:table-cell>
          <table:table-cell office:value-type="float" office:value="13.2" table:style-name="ce2">
            <text:p>13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zer</text:p>
          </table:table-cell>
          <table:table-cell office:value-type="string" table:style-name="ce1">
            <text:p>decir</text:p>
          </table:table-cell>
          <table:table-cell office:value-type="float" office:value="115.1" table:style-name="ce2">
            <text:p>115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édevos</text:p>
          </table:table-cell>
          <table:table-cell office:value-type="string" table:style-name="ce1">
            <text:p>v. doer-se</text:p>
          </table:table-cell>
          <table:table-cell office:value-type="float" office:value="25.3" table:style-name="ce2">
            <text:p>25,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er-se</text:p>
          </table:table-cell>
          <table:table-cell office:value-type="string" table:style-name="ce1">
            <text:p>dolerse, apiadarse</text:p>
          </table:table-cell>
          <table:table-cell office:value-type="float" office:value="25.3" table:style-name="ce2">
            <text:p>25,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o</text:p>
          </table:table-cell>
          <table:table-cell office:value-type="string" table:style-name="ce1">
            <text:p>duelo</text:p>
          </table:table-cell>
          <table:table-cell office:value-type="float" office:value="62.2" table:style-name="ce2">
            <text:p>62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rmón</text:p>
          </table:table-cell>
          <table:table-cell office:value-type="string" table:style-name="ce1">
            <text:p>pequeño barco</text:p>
          </table:table-cell>
          <table:table-cell office:value-type="float" office:value="18.260000000000002" table:style-name="ce2">
            <text:p>18,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cetar</text:p>
          </table:table-cell>
          <table:table-cell office:value-type="string" table:style-name="ce1">
            <text:p>cortar la carne</text:p>
          </table:table-cell>
          <table:table-cell office:value-type="float" office:value="2.12" table:style-name="ce2">
            <text:p>2,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durar, 'ndurar</text:p>
          </table:table-cell>
          <table:table-cell office:value-type="string" table:style-name="ce1">
            <text:p>sufrir, soportar</text:p>
          </table:table-cell>
          <table:table-cell office:value-type="string" table:style-name="ce2">
            <text:p>11,1 / 25,13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fingir</text:p>
          </table:table-cell>
          <table:table-cell office:value-type="string" table:style-name="ce1">
            <text:p>vanagloriarse</text:p>
          </table:table-cell>
          <table:table-cell office:value-type="float" office:value="77.099999999999994" table:style-name="ce2">
            <text:p>77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contra</text:p>
          </table:table-cell>
          <table:table-cell office:value-type="string" table:style-name="ce1">
            <text:p>en contra de</text:p>
          </table:table-cell>
          <table:table-cell office:value-type="float" office:value="115.1" table:style-name="ce2">
            <text:p>115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molla</text:p>
          </table:table-cell>
          <table:table-cell office:value-type="string" table:style-name="ce1">
            <text:p>limosna</text:p>
          </table:table-cell>
          <table:table-cell office:value-type="float" office:value="125.49" table:style-name="ce2">
            <text:p>125,4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faça</text:p>
          </table:table-cell>
          <table:table-cell office:value-type="string" table:style-name="ce1">
            <text:p>v. fazer</text:p>
          </table:table-cell>
          <table:table-cell office:value-type="string" table:style-name="ce4">
            <text:p>8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ir</text:p>
          </table:table-cell>
          <table:table-cell office:value-type="string" table:style-name="ce1">
            <text:p>fallar</text:p>
          </table:table-cell>
          <table:table-cell office:value-type="string" table:style-name="ce4">
            <text:p>8,5 / 46,1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zer</text:p>
          </table:table-cell>
          <table:table-cell office:value-type="string" table:style-name="ce1">
            <text:p>hacer</text:p>
          </table:table-cell>
          <table:table-cell office:value-type="string" table:style-name="ce4">
            <text:p>8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stinho</text:p>
          </table:table-cell>
          <table:table-cell office:value-type="string" table:style-name="ce1">
            <text:p>rápidamente</text:p>
          </table:table-cell>
          <table:table-cell office:value-type="float" office:value="13.2" table:style-name="ce2">
            <text:p>13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lhar</text:p>
          </table:table-cell>
          <table:table-cell office:value-type="string" table:style-name="ce1">
            <text:p>atrapar, agarrar / tomar, adoptar</text:p>
          </table:table-cell>
          <table:table-cell office:value-type="string" table:style-name="ce2">
            <text:p>18,25 / 63,21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lla, filha</text:p>
          </table:table-cell>
          <table:table-cell office:value-type="string" table:style-name="ce1">
            <text:p>hija</text:p>
          </table:table-cell>
          <table:table-cell office:value-type="string" table:style-name="ce2">
            <text:p>74,8 / 14,4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vela</text:p>
          </table:table-cell>
          <table:table-cell office:value-type="string" table:style-name="ce1">
            <text:p>lazo</text:p>
          </table:table-cell>
          <table:table-cell office:value-type="float" office:value="128.4" table:style-name="ce2">
            <text:p>128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der</text:p>
          </table:table-cell>
          <table:table-cell office:value-type="string" table:style-name="ce1">
            <text:p>realizar el acto sexual</text:p>
          </table:table-cell>
          <table:table-cell office:value-type="float" office:value="79.34" table:style-name="ce2">
            <text:p>79,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gir</text:p>
          </table:table-cell>
          <table:table-cell office:value-type="string" table:style-name="ce1">
            <text:p>huir</text:p>
          </table:table-cell>
          <table:table-cell office:value-type="float" office:value="104.1" table:style-name="ce2">
            <text:p>104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gir</text:p>
          </table:table-cell>
          <table:table-cell office:value-type="string" table:style-name="ce1">
            <text:p>huir</text:p>
          </table:table-cell>
          <table:table-cell office:value-type="float" office:value="97.3" table:style-name="ce2">
            <text:p>97,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lgar</text:p>
          </table:table-cell>
          <table:table-cell office:value-type="string" table:style-name="ce1">
            <text:p>descansar</text:p>
          </table:table-cell>
          <table:table-cell office:value-type="float" office:value="13.2" table:style-name="ce2">
            <text:p>13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ón</text:p>
          </table:table-cell>
          <table:table-cell office:value-type="string" table:style-name="ce1">
            <text:p>hurón</text:p>
          </table:table-cell>
          <table:table-cell office:value-type="float" office:value="24.2" table:style-name="ce2">
            <text:p>24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sado</text:p>
          </table:table-cell>
          <table:table-cell office:value-type="string" table:style-name="ce1">
            <text:p>expedición, misión de guerra</text:p>
          </table:table-cell>
          <table:table-cell office:value-type="float" office:value="114.4" table:style-name="ce2">
            <text:p>114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mosa</text:p>
          </table:table-cell>
          <table:table-cell office:value-type="string" table:style-name="ce1">
            <text:p>hermosa, bella</text:p>
          </table:table-cell>
          <table:table-cell office:value-type="string" table:style-name="ce2">
            <text:p>22,9 / 29,1 / 25,3 / 14,2 / 96,5 / 116,29 / 98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dudancua</text:p>
          </table:table-cell>
          <table:table-cell office:value-type="string" table:style-name="ce1">
            <text:p>sodomizada, libidinosa</text:p>
          </table:table-cell>
          <table:table-cell office:value-type="string" table:style-name="ce2">
            <text:p>2,9 / 18,1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ardon</text:p>
          </table:table-cell>
          <table:table-cell office:value-type="string" table:style-name="ce1">
            <text:p>v. 4.1.1, léxico feudal aplicado a la relación amorosa</text:p>
          </table:table-cell>
          <table:table-cell office:value-type="float" office:value="9.3000000000000007" table:style-name="ce2">
            <text:p>9,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eta</text:p>
          </table:table-cell>
          <table:table-cell office:value-type="string" table:style-name="ce1">
            <text:p>trenza</text:p>
          </table:table-cell>
          <table:table-cell office:value-type="float" office:value="79.25" table:style-name="ce2">
            <text:p>79,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alhado</text:p>
          </table:table-cell>
          <table:table-cell office:value-type="string" table:style-name="ce1">
            <text:p>placer (especialmente compartido)</text:p>
          </table:table-cell>
          <table:table-cell office:value-type="float" office:value="74.8" table:style-name="ce2">
            <text:p>74,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ela</text:p>
          </table:table-cell>
          <table:table-cell office:value-type="string" table:style-name="ce1">
            <text:p>túnica</text:p>
          </table:table-cell>
          <table:table-cell office:value-type="float" office:value="116.29" table:style-name="ce2">
            <text:p>116,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cir</text:p>
          </table:table-cell>
          <table:table-cell office:value-type="string" table:style-name="ce1">
            <text:p>agradecer</text:p>
          </table:table-cell>
          <table:table-cell office:value-type="string" table:style-name="ce4">
            <text:p>8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ñón / granhón</text:p>
          </table:table-cell>
          <table:table-cell office:value-type="string" table:style-name="ce1">
            <text:p>barba</text:p>
          </table:table-cell>
          <table:table-cell office:value-type="string" table:style-name="ce2">
            <text:p>18,26 / 24,2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recer</text:p>
          </table:table-cell>
          <table:table-cell office:value-type="string" table:style-name="ce1">
            <text:p>cf. guarir</text:p>
          </table:table-cell>
          <table:table-cell office:value-type="float" office:value="104.1" table:style-name="ce2">
            <text:p>104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rir</text:p>
          </table:table-cell>
          <table:table-cell office:value-type="string" table:style-name="ce1">
            <text:p>curar, sanar, proteger</text:p>
          </table:table-cell>
          <table:table-cell office:value-type="string" table:style-name="ce2">
            <text:p>13,2 / 11,5 / 104,1 / 97,30 / 96,1 / 74,8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sar</text:p>
          </table:table-cell>
          <table:table-cell office:value-type="string" table:style-name="ce1">
            <text:p>preparar, disponer</text:p>
          </table:table-cell>
          <table:table-cell office:value-type="string" table:style-name="ce2">
            <text:p>44,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an<text:span text:style-name="T1">çon</text:span></text:p>
          </table:table-cell>
          <table:table-cell office:value-type="string" table:style-name="ce1">
            <text:p>noble de bajo rango, infanzón</text:p>
          </table:table-cell>
          <table:table-cell office:value-type="float" office:value="60.4" table:style-name="ce2">
            <text:p>60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juar</text:p>
          </table:table-cell>
          <table:table-cell office:value-type="string" table:style-name="ce1">
            <text:p>ayunar</text:p>
          </table:table-cell>
          <table:table-cell office:value-type="float" office:value="125.49" table:style-name="ce2">
            <text:p>125,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tar</text:p>
          </table:table-cell>
          <table:table-cell office:value-type="string" table:style-name="ce1">
            <text:p>almorzar</text:p>
          </table:table-cell>
          <table:table-cell office:value-type="float" office:value="60.4" table:style-name="ce2">
            <text:p>60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ixar</text:p>
          </table:table-cell>
          <table:table-cell office:value-type="string" table:style-name="ce1">
            <text:p>dejar, abandonar</text:p>
          </table:table-cell>
          <table:table-cell office:value-type="string" table:style-name="ce2">
            <text:p>13,2 / 78,13 / 97,30 / 14,2 / 25,124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ão</text:p>
          </table:table-cell>
          <table:table-cell office:value-type="string" table:style-name="ce1">
            <text:p>liviano</text:p>
          </table:table-cell>
          <table:table-cell office:value-type="float" office:value="7.4" table:style-name="ce2">
            <text:p>7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gi</text:p>
          </table:table-cell>
          <table:table-cell office:value-type="string" table:style-name="ce1">
            <text:p>lejos</text:p>
          </table:table-cell>
          <table:table-cell office:value-type="float" office:value="60.15" table:style-name="ce2">
            <text:p>60,15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span text:style-name="T1">louçana</text:span></text:p>
          </table:table-cell>
          <table:table-cell office:value-type="string" table:style-name="ce1">
            <text:p>hermosa, bella</text:p>
          </table:table-cell>
          <table:table-cell office:value-type="float" office:value="25.43" table:style-name="ce2">
            <text:p>25,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me</text:p>
          </table:table-cell>
          <table:table-cell office:value-type="string" table:style-name="ce1">
            <text:p>luz</text:p>
          </table:table-cell>
          <table:table-cell office:value-type="string" table:style-name="ce2">
            <text:p>22,3 / 70,49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ar</text:p>
          </table:table-cell>
          <table:table-cell office:value-type="string" table:style-name="ce1">
            <text:p>a pesar de que</text:p>
          </table:table-cell>
          <table:table-cell office:value-type="float" office:value="47.23" table:style-name="ce2">
            <text:p>47,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enfestar-se</text:p>
          </table:table-cell>
          <table:table-cell office:value-type="string" table:style-name="ce1">
            <text:p>confesarse</text:p>
          </table:table-cell>
          <table:table-cell office:value-type="float" office:value="50.2" table:style-name="ce2">
            <text:p>50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selinha</text:p>
          </table:table-cell>
          <table:table-cell office:value-type="string" table:style-name="ce1">
            <text:p>de “mansa”, diminutivo</text:p>
          </table:table-cell>
          <table:table-cell office:value-type="float" office:value="29.1" table:style-name="ce2">
            <text:p>29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seira</text:p>
          </table:table-cell>
          <table:table-cell office:value-type="string" table:style-name="ce1">
            <text:p>comedero de cerdos</text:p>
          </table:table-cell>
          <table:table-cell office:value-type="float" office:value="64.11" table:style-name="ce2">
            <text:p>64,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age</text:p>
          </table:table-cell>
          <table:table-cell office:value-type="string" table:style-name="ce1">
            <text:p>juramento de lealtad, homenaje</text:p>
          </table:table-cell>
          <table:table-cell office:value-type="float" office:value="120.1" table:style-name="ce2">
            <text:p>120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inho</text:p>
          </table:table-cell>
          <table:table-cell office:value-type="string" table:style-name="ce1">
            <text:p>niño, jovencito</text:p>
          </table:table-cell>
          <table:table-cell office:value-type="float" office:value="10.1" table:style-name="ce2">
            <text:p>10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tre</text:p>
          </table:table-cell>
          <table:table-cell office:value-type="string" table:style-name="ce1">
            <text:p>mientras</text:p>
          </table:table-cell>
          <table:table-cell office:value-type="float" office:value="125.22" table:style-name="ce2">
            <text:p>125,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judas</text:p>
          </table:table-cell>
          <table:table-cell office:value-type="string" table:style-name="ce1">
            <text:p>convergentes</text:p>
          </table:table-cell>
          <table:table-cell office:value-type="float" office:value="24.2" table:style-name="ce2">
            <text:p>24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sela</text:p>
          </table:table-cell>
          <table:table-cell office:value-type="string" table:style-name="ce1">
            <text:p>mísera, triste</text:p>
          </table:table-cell>
          <table:table-cell office:value-type="float" office:value="128.4" table:style-name="ce2">
            <text:p>128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zcra</text:p>
          </table:table-cell>
          <table:table-cell office:value-type="string" table:style-name="ce1">
            <text:p>calumnia, conspiración</text:p>
          </table:table-cell>
          <table:table-cell office:value-type="float" office:value="115.1" table:style-name="ce2">
            <text:p>115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zcrar</text:p>
          </table:table-cell>
          <table:table-cell office:value-type="string" table:style-name="ce1">
            <text:p>intrigar, conspirar para generar discordia</text:p>
          </table:table-cell>
          <table:table-cell office:value-type="float" office:value="43.16" table:style-name="ce2">
            <text:p>43,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h*</text:p>
          </table:table-cell>
          <table:table-cell office:value-type="string" table:style-name="ce1">
            <text:p>me</text:p>
          </table:table-cell>
          <table:table-cell office:value-type="string" table:style-name="ce4">
            <text:p>8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go</text:p>
          </table:table-cell>
          <table:table-cell office:value-type="string" table:style-name="ce1">
            <text:p>conmigo</text:p>
          </table:table-cell>
          <table:table-cell office:value-type="float" office:value="77.150000000000006" table:style-name="ce2">
            <text:p>77,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go</text:p>
          </table:table-cell>
          <table:table-cell office:value-type="string" table:style-name="ce1">
            <text:p>conmigo</text:p>
          </table:table-cell>
          <table:table-cell office:value-type="float" office:value="2.2000000000000002" table:style-name="ce2">
            <text:p>2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xón</text:p>
          </table:table-cell>
          <table:table-cell office:value-type="string" table:style-name="ce1">
            <text:p>actividad militar</text:p>
          </table:table-cell>
          <table:table-cell office:value-type="float" office:value="18.260000000000002" table:style-name="ce2">
            <text:p>18,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tea</text:p>
          </table:table-cell>
          <table:table-cell office:value-type="string" table:style-name="ce1">
            <text:p>carrada de paja</text:p>
          </table:table-cell>
          <table:table-cell office:value-type="float" office:value="18.100000000000001" table:style-name="ce2">
            <text:p>18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yt' / muyto</text:p>
          </table:table-cell>
          <table:table-cell office:value-type="string" table:style-name="ce1">
            <text:p>mucho</text:p>
          </table:table-cell>
          <table:table-cell office:value-type="string" table:style-name="ce4">
            <text:p>8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hur</text:p>
          </table:table-cell>
          <table:table-cell office:value-type="string" table:style-name="ce1">
            <text:p>en ninguna parte , en ningún lugar</text:p>
          </table:table-cell>
          <table:table-cell office:value-type="float" office:value="97.3" table:style-name="ce2">
            <text:p>97,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mbrar</text:p>
          </table:table-cell>
          <table:table-cell office:value-type="string" table:style-name="ce1">
            <text:p>acordarse</text:p>
          </table:table-cell>
          <table:table-cell office:value-type="string" table:style-name="ce2">
            <text:p>106,4 / 63,21 / 25,124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migalha</text:p>
          </table:table-cell>
          <table:table-cell office:value-type="string" table:style-name="ce1">
            <text:p>ninguna cosa, nada</text:p>
          </table:table-cell>
          <table:table-cell office:value-type="float" office:value="18.25" table:style-name="ce2">
            <text:p>18,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n</text:p>
          </table:table-cell>
          <table:table-cell office:value-type="string" table:style-name="ce1">
            <text:p>ni</text:p>
          </table:table-cell>
          <table:table-cell office:value-type="string" table:style-name="ce4">
            <text:p>8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mear</text:p>
          </table:table-cell>
          <table:table-cell office:value-type="string" table:style-name="ce1">
            <text:p>nombrar</text:p>
          </table:table-cell>
          <table:table-cell office:value-type="float" office:value="13.2" table:style-name="ce2">
            <text:p>13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zir</text:p>
          </table:table-cell>
          <table:table-cell office:value-type="string" table:style-name="ce1">
            <text:p>dañar</text:p>
          </table:table-cell>
          <table:table-cell office:value-type="float" office:value="25.25" table:style-name="ce2">
            <text:p>25,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lha</text:p>
          </table:table-cell>
          <table:table-cell office:value-type="string" table:style-name="ce1">
            <text:p>ninguna</text:p>
          </table:table-cell>
          <table:table-cell office:value-type="float" office:value="60.15" table:style-name="ce2">
            <text:p>60,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gano</text:p>
          </table:table-cell>
          <table:table-cell office:value-type="string" table:style-name="ce1">
            <text:p>anteriormente</text:p>
          </table:table-cell>
          <table:table-cell office:value-type="float" office:value="120.13" table:style-name="ce2">
            <text:p>120,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imais</text:p>
          </table:table-cell>
          <table:table-cell office:value-type="string" table:style-name="ce1">
            <text:p>de ahora en más</text:p>
          </table:table-cell>
          <table:table-cell office:value-type="float" office:value="7.1" table:style-name="ce2">
            <text:p>7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je</text:p>
          </table:table-cell>
          <table:table-cell office:value-type="string" table:style-name="ce1">
            <text:p>hoy</text:p>
          </table:table-cell>
          <table:table-cell office:value-type="float" office:value="150.30000000000001" table:style-name="ce2">
            <text:p>150,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m' / ome</text:p>
          </table:table-cell>
          <table:table-cell office:value-type="string" table:style-name="ce1">
            <text:p>alguien / hombre</text:p>
          </table:table-cell>
          <table:table-cell office:value-type="string" table:style-name="ce2">
            <text:p>44,6 / 151,2 / 70,9 / 116,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mar</text:p>
          </table:table-cell>
          <table:table-cell office:value-type="string" table:style-name="ce1">
            <text:p>juzgar, calcular, entender</text:p>
          </table:table-cell>
          <table:table-cell office:value-type="string" table:style-name="ce2">
            <text:p>115,7 / 25,18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usar, ous'</text:p>
          </table:table-cell>
          <table:table-cell office:value-type="string" table:style-name="ce1">
            <text:p>osar</text:p>
          </table:table-cell>
          <table:table-cell office:value-type="string" table:style-name="ce5">
            <text:p>44,6 / 78,13 / 125,22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utren</text:p>
          </table:table-cell>
          <table:table-cell office:value-type="string" table:style-name="ce1">
            <text:p>otra persona</text:p>
          </table:table-cell>
          <table:table-cell office:value-type="string" table:style-name="ce4">
            <text:p>8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doradas</text:p>
          </table:table-cell>
          <table:table-cell office:value-type="string" table:style-name="ce1">
            <text:p>colgadas</text:p>
          </table:table-cell>
          <table:table-cell office:value-type="float" office:value="24.2" table:style-name="ce2">
            <text:p>24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xa / pissa</text:p>
          </table:table-cell>
          <table:table-cell office:value-type="string" table:style-name="ce1">
            <text:p>miembro viril</text:p>
          </table:table-cell>
          <table:table-cell office:value-type="float" office:value="77.099999999999994" table:style-name="ce2">
            <text:p>77,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çón</text:p>
          </table:table-cell>
          <table:table-cell office:value-type="string" table:style-name="ce1">
            <text:p>ponzoña</text:p>
          </table:table-cell>
          <table:table-cell office:value-type="float" office:value="18.260000000000002" table:style-name="ce2">
            <text:p>18,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is</text:p>
          </table:table-cell>
          <table:table-cell office:value-type="string" table:style-name="ce1">
            <text:p>pues</text:p>
          </table:table-cell>
          <table:table-cell office:value-type="string" table:style-name="ce4">
            <text:p>8,5 / 141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en</text:p>
          </table:table-cell>
          <table:table-cell office:value-type="string" table:style-name="ce1">
            <text:p>sin embargo</text:p>
          </table:table-cell>
          <table:table-cell office:value-type="float" office:value="115.1" table:style-name="ce2">
            <text:p>115,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<text:span text:style-name="T1">posfaçador</text:span></text:p>
          </table:table-cell>
          <table:table-cell office:value-type="string" table:style-name="ce1">
            <text:p>maledicente</text:p>
          </table:table-cell>
          <table:table-cell office:value-type="float" office:value="62.2" table:style-name="ce2">
            <text:p>62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an</text:p>
          </table:table-cell>
          <table:table-cell office:value-type="string" table:style-name="ce1">
            <text:p>-de pran: ciertamente</text:p>
          </table:table-cell>
          <table:table-cell office:value-type="float" office:value="70.44" table:style-name="ce2">
            <text:p>70,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ito</text:p>
          </table:table-cell>
          <table:table-cell office:value-type="string" table:style-name="ce1">
            <text:p>promesa</text:p>
          </table:table-cell>
          <table:table-cell office:value-type="float" office:value="2.2000000000000002" table:style-name="ce2">
            <text:p>2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l / proe</text:p>
          </table:table-cell>
          <table:table-cell office:value-type="string" table:style-name="ce1">
            <text:p>beneficio, rédito</text:p>
          </table:table-cell>
          <table:table-cell office:value-type="string" table:style-name="ce2">
            <text:p>40,8 / 43,1 / 97,4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nnar / punhar</text:p>
          </table:table-cell>
          <table:table-cell office:value-type="string" table:style-name="ce1">
            <text:p>luchar, esforzarse, insistir</text:p>
          </table:table-cell>
          <table:table-cell office:value-type="string" table:style-name="ce2">
            <text:p>115,10 / 47,5 / 78,13 / 151,2 / 97,30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eixume</text:p>
          </table:table-cell>
          <table:table-cell office:value-type="string" table:style-name="ce1">
            <text:p>quejas, reclamos</text:p>
          </table:table-cell>
          <table:table-cell office:value-type="float" office:value="38.1" table:style-name="ce2">
            <text:p>38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feçe</text:p>
          </table:table-cell>
          <table:table-cell office:value-type="string" table:style-name="ce1">
            <text:p>de mala calidad, de bajo estado, ruin</text:p>
          </table:table-cell>
          <table:table-cell office:value-type="float" office:value="64.22" table:style-name="ce2">
            <text:p>64,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n</text:p>
          </table:table-cell>
          <table:table-cell office:value-type="string" table:style-name="ce1">
            <text:p>cosa / algo / nada</text:p>
          </table:table-cell>
          <table:table-cell office:value-type="string" table:style-name="ce2">
            <text:p>115,10 / 47,5 / 11,5 / 104,1 / 9,3 / 43,14 / 75,5 / 70,44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ome</text:p>
          </table:table-cell>
          <table:table-cell office:value-type="string" table:style-name="ce1">
            <text:p>noble de poco renombre (usualmente pobre)</text:p>
          </table:table-cell>
          <table:table-cell office:value-type="float" office:value="120.13" table:style-name="ce2">
            <text:p>120,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ia</text:p>
          </table:table-cell>
          <table:table-cell office:value-type="string" table:style-name="ce1">
            <text:p>em saia: en paños menores</text:p>
          </table:table-cell>
          <table:table-cell office:value-type="float" office:value="66.7" table:style-name="ce2">
            <text:p>66,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ece</text:p>
          </table:table-cell>
          <table:table-cell office:value-type="string" table:style-name="ce1">
            <text:p>locura</text:p>
          </table:table-cell>
          <table:table-cell office:value-type="float" office:value="70.900000000000006" table:style-name="ce2">
            <text:p>70,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eu</text:p>
          </table:table-cell>
          <table:table-cell office:value-type="string" table:style-name="ce1">
            <text:p>necio, loco</text:p>
          </table:table-cell>
          <table:table-cell office:value-type="float" office:value="70.900000000000006" table:style-name="ce2">
            <text:p>70,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melhar</text:p>
          </table:table-cell>
          <table:table-cell office:value-type="string" table:style-name="ce1">
            <text:p>parecer</text:p>
          </table:table-cell>
          <table:table-cell office:value-type="float" office:value="13.2" table:style-name="ce2">
            <text:p>13,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melhar / semellar</text:p>
          </table:table-cell>
          <table:table-cell office:value-type="string" table:style-name="ce1">
            <text:p>parecer</text:p>
          </table:table-cell>
          <table:table-cell office:value-type="float" office:value="128.4" table:style-name="ce2">
            <text:p>128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nher</text:p>
          </table:table-cell>
          <table:table-cell office:value-type="string" table:style-name="ce1">
            <text:p>forma occitana de “senhor”</text:p>
          </table:table-cell>
          <table:table-cell office:value-type="float" office:value="9.3000000000000007" table:style-name="ce2">
            <text:p>9,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nhor</text:p>
          </table:table-cell>
          <table:table-cell office:value-type="string" table:style-name="ce1">
            <text:p>v. 4.1.1, léxico feudal aplicado a la relación amorosa</text:p>
          </table:table-cell>
          <table:table-cell office:value-type="string" table:style-name="ce4">
            <text:p>8,5 / 25,3 / 9,3 / 125,22 / 97,30 / 11,1 / 73,9 / 106,4 /22,3 / 14,2 / 96,5 / 25,99 / 43,14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vir</text:p>
          </table:table-cell>
          <table:table-cell office:value-type="string" table:style-name="ce1">
            <text:p>v. 4.1.1, léxico feudal aplicado a la relación amorosa</text:p>
          </table:table-cell>
          <table:table-cell office:value-type="string" table:style-name="ce4">
            <text:p>8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nlleiro</text:p>
          </table:table-cell>
          <table:table-cell office:value-type="string" table:style-name="ce1">
            <text:p>solo</text:p>
          </table:table-cell>
          <table:table-cell office:value-type="float" office:value="18.260000000000002" table:style-name="ce2">
            <text:p>18,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rgo</text:p>
          </table:table-cell>
          <table:table-cell office:value-type="string" table:style-name="ce1">
            <text:p>seda</text:p>
          </table:table-cell>
          <table:table-cell office:value-type="string" table:style-name="ce2">
            <text:p>29,1 / 128,4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binha</text:p>
          </table:table-cell>
          <table:table-cell office:value-type="string" table:style-name="ce1">
            <text:p>de espaldas</text:p>
          </table:table-cell>
          <table:table-cell office:value-type="float" office:value="77.099999999999994" table:style-name="ce2">
            <text:p>77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brancelhas / sobrancellas</text:p>
          </table:table-cell>
          <table:table-cell office:value-type="string" table:style-name="ce1">
            <text:p>cejas</text:p>
          </table:table-cell>
          <table:table-cell office:value-type="string" table:style-name="ce2">
            <text:p>121,8 / 64,11 / 24,2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idade</text:p>
          </table:table-cell>
          <table:table-cell office:value-type="string" table:style-name="ce1">
            <text:p>añoranza</text:p>
          </table:table-cell>
          <table:table-cell office:value-type="float" office:value="104.1" table:style-name="ce2">
            <text:p>104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riço</text:p>
          </table:table-cell>
          <table:table-cell office:value-type="string" table:style-name="ce1">
            <text:p>chorizo</text:p>
          </table:table-cell>
          <table:table-cell office:value-type="float" office:value="43.4" table:style-name="ce2">
            <text:p>43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har</text:p>
          </table:table-cell>
          <table:table-cell office:value-type="string" table:style-name="ce1">
            <text:p>(fig.) trovar, componer (por “medir” versos)</text:p>
          </table:table-cell>
          <table:table-cell office:value-type="float" office:value="9.14" table:style-name="ce2">
            <text:p>9,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vão</text:p>
          </table:table-cell>
          <table:table-cell office:value-type="string" table:style-name="ce1">
            <text:p>tábano</text:p>
          </table:table-cell>
          <table:table-cell office:value-type="float" office:value="7.4" table:style-name="ce2">
            <text:p>7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her / toller</text:p>
          </table:table-cell>
          <table:table-cell office:value-type="string" table:style-name="ce1">
            <text:p>quitar</text:p>
          </table:table-cell>
          <table:table-cell office:value-type="string" table:style-name="ce2">
            <text:p>115,10 / 40,8 / 97,30 / 106,11 / 120,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t' / torto</text:p>
          </table:table-cell>
          <table:table-cell office:value-type="string" table:style-name="ce1">
            <text:p>entuerto, ofensa</text:p>
          </table:table-cell>
          <table:table-cell office:value-type="string" table:style-name="ce2">
            <text:p>13,2 / 104,1 / 35,2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meter</text:p>
          </table:table-cell>
          <table:table-cell office:value-type="string" table:style-name="ce1">
            <text:p>inmiscuirse, entrometerse</text:p>
          </table:table-cell>
          <table:table-cell office:value-type="float" office:value="151.29" table:style-name="ce2">
            <text:p>151,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ncheira</text:p>
          </table:table-cell>
          <table:table-cell office:value-type="string" table:style-name="ce1">
            <text:p>lateral de la cabeza</text:p>
          </table:table-cell>
          <table:table-cell office:value-type="float" office:value="64.11" table:style-name="ce2">
            <text:p>64,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gada</text:p>
          </table:table-cell>
          <table:table-cell office:value-type="string" table:style-name="ce1">
            <text:p>vez</text:p>
          </table:table-cell>
          <table:table-cell office:value-type="float" office:value="120.1" table:style-name="ce2">
            <text:p>120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iras</text:p>
          </table:table-cell>
          <table:table-cell office:value-type="string" table:style-name="ce1">
            <text:p>encanecidas, blancas</text:p>
          </table:table-cell>
          <table:table-cell office:value-type="float" office:value="64.11" table:style-name="ce2">
            <text:p>64,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ja</text:p>
          </table:table-cell>
          <table:table-cell office:value-type="string" table:style-name="ce1">
            <text:p>de “veer”, “vea”</text:p>
          </table:table-cell>
          <table:table-cell office:value-type="string" table:style-name="ce4">
            <text:p>8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lha</text:p>
          </table:table-cell>
          <table:table-cell office:value-type="string" table:style-name="ce1">
            <text:p>vieja</text:p>
          </table:table-cell>
          <table:table-cell office:value-type="float" office:value="2.9" table:style-name="ce2">
            <text:p>2,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lida</text:p>
          </table:table-cell>
          <table:table-cell office:value-type="string" table:style-name="ce1">
            <text:p>hermosa, bella</text:p>
          </table:table-cell>
          <table:table-cell office:value-type="string" table:style-name="ce2">
            <text:p>25,43 / 134,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trullo</text:p>
          </table:table-cell>
          <table:table-cell office:value-type="string" table:style-name="ce1">
            <text:p>botillo</text:p>
          </table:table-cell>
          <table:table-cell office:value-type="float" office:value="43.4" table:style-name="ce2">
            <text:p>43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gonha</text:p>
          </table:table-cell>
          <table:table-cell office:value-type="string" table:style-name="ce1">
            <text:p>vergüenza</text:p>
          </table:table-cell>
          <table:table-cell office:value-type="float" office:value="114.13" table:style-name="ce2">
            <text:p>114,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ron</text:p>
          </table:table-cell>
          <table:table-cell office:value-type="string" table:style-name="ce1">
            <text:p>puerco, cerdo</text:p>
          </table:table-cell>
          <table:table-cell office:value-type="float" office:value="43.4" table:style-name="ce2">
            <text:p>43,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araz</text:p>
          </table:table-cell>
          <table:table-cell office:value-type="string" table:style-name="ce1">
            <text:p>ave de rapiña</text:p>
          </table:table-cell>
          <table:table-cell office:value-type="float" office:value="63.5" table:style-name="ce2">
            <text:p>63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ngar</text:p>
          </table:table-cell>
          <table:table-cell office:value-type="string" table:style-name="ce1">
            <text:p>vengarse</text:p>
          </table:table-cell>
          <table:table-cell office:value-type="float" office:value="77.150000000000006" table:style-name="ce2">
            <text:p>77,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utre</text:p>
          </table:table-cell>
          <table:table-cell office:value-type="string" table:style-name="ce1">
            <text:p>buitre</text:p>
          </table:table-cell>
          <table:table-cell office:value-type="float" office:value="63.5" table:style-name="ce2">
            <text:p>63,5</text:p>
          </table:table-cell>
          <table:table-cell table:number-columns-repeated="16381"/>
        </table:table-row>
        <table:table-row table:number-rows-repeated="1048405" table:style-name="ro2">
          <table:table-cell table:number-columns-repeated="16384"/>
        </table:table-row>
      </table:table>
      <table:database-ranges>
        <table:database-range table:target-range-address="Hoja1.A1:Hoja1.C1048576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Gimena del rio</dc:creator>
    <meta:creation-date>2016-06-08T16:28:41Z</meta:creation-date>
    <dc:date>2017-03-07T02:09:27Z</dc:date>
    <meta:editing-cycles>28</meta:editing-cycles>
    <meta:editing-duration>PT38504S</meta:editing-duration>
  </office:meta>
</office:document-meta>
</file>